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NewPSMT" svg:font-family="CourierNewPSMT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1.15cm" fo:min-width="22.6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1.5cm" draw:shadow="hidden"/>
    </style:style>
    <style:style style:name="gr3" style:family="graphic" style:parent-style-name="standard">
      <style:graphic-properties draw:fill-color="#008080" draw:textarea-horizontal-align="justify" draw:textarea-vertical-align="middle" draw:auto-grow-height="false" fo:min-height="8.05cm" fo:min-width="12.3cm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2.6cm"/>
    </style:style>
    <style:style style:name="gr5" style:family="graphic" style:parent-style-name="standard">
      <style:graphic-properties draw:textarea-horizontal-align="justify" draw:textarea-vertical-align="middle" draw:auto-grow-height="false" fo:min-height="1.551cm" fo:min-width="1.9cm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 fo:min-height="8.75cm" fo:min-width="5.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075cm" fo:min-width="1.401cm"/>
    </style:style>
    <style:style style:name="gr10" style:family="graphic" style:parent-style-name="standard">
      <style:graphic-properties draw:textarea-horizontal-align="justify" draw:textarea-vertical-align="middle" draw:auto-grow-height="false" fo:min-height="1.45cm" fo:min-width="4.1cm"/>
    </style:style>
    <style:style style:name="P1" style:family="paragraph">
      <style:paragraph-properties fo:text-align="center"/>
    </style:style>
    <style:style style:name="P2" style:family="paragraph">
      <loext:graphic-properties draw:fill-color="#008080"/>
      <style:paragraph-properties fo:text-align="center"/>
    </style:style>
    <style:style style:name="P3" style:family="paragraph">
      <loext:graphic-properties draw:fill-color="#c0c0c0"/>
      <style:paragraph-properties fo:text-align="center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2f2f2" style:font-name="CourierNewPSMT" fo:font-size="10pt" style:font-name-asian="CourierNewPSMT" style:font-size-asian="10pt" style:font-name-complex="CourierNewPSM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variant="normal" fo:text-transform="none" fo:color="#f2f2f2" style:text-outline="false" style:text-line-through-style="none" style:text-line-through-type="none" style:font-name="CourierNewPSMT" fo:font-size="10pt" fo:font-style="normal" fo:text-shadow="none" style:text-underline-style="none" fo:font-weight="normal" style:letter-kerning="true" style:font-name-asian="CourierNewPSMT" style:font-size-asian="10pt" style:font-style-asian="normal" style:font-weight-asian="normal" style:font-name-complex="CourierNewPSMT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1cm" svg:height="11.4cm" svg:x="3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3cm" svg:x="3.3cm" svg:y="6.1cm">
          <text:p text:style-name="P1">HOS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6" draw:id="id6" draw:layer="layout" svg:width="12.8cm" svg:height="8.3cm" svg:x="3.3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1cm" svg:height="1.5cm" svg:x="3.5cm" svg:y="8.3cm">
          <text:p text:style-name="P1">VAGRANT</text:p>
          <text:p text:style-name="P1">VM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3cm" svg:height="2.4cm" svg:x="4.6cm" svg:y="10.1cm">
          <text:p text:style-name="P1">MAPPROXY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xml:id="id1" draw:id="id1" draw:layer="layout" svg:width="3cm" svg:height="2.4cm" svg:x="11.5cm" svg:y="9.2cm">
          <text:p text:style-name="P1">APACH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5.8cm" svg:height="9cm" svg:x="18.4cm" svg:y="7cm">
          <text:p text:style-name="P1"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2.7cm" svg:y1="11.6cm" svg:x2="19cm" svg:y2="14.85cm" draw:start-shape="id1" draw:start-glue-point="7" draw:end-shape="id2" draw:end-glue-point="3" svg:d="M12700 11600v3250h6300" svg:viewBox="0 0 6301 3251">
          <text:p/>
        </draw:connector>
        <draw:connector draw:style-name="gr8" draw:text-style-name="P1" draw:layer="layout" svg:x1="19.9cm" svg:y1="9.35cm" svg:x2="14.5cm" svg:y2="10.1cm" draw:start-shape="id3" draw:start-glue-point="5" draw:end-shape="id1" draw:end-glue-point="9" svg:d="M19900 9350h-2699v750h-2701" svg:viewBox="0 0 5401 751">
          <text:p text:style-name="P1">80 → 8082</text:p>
        </draw:connector>
        <draw:connector draw:style-name="gr8" draw:text-style-name="P5" draw:layer="layout" svg:x1="5.8cm" svg:y1="12.5cm" svg:x2="11.5cm" svg:y2="10.7cm" draw:start-shape="id4" draw:start-glue-point="7" draw:end-shape="id1" draw:end-glue-point="6" svg:d="M5800 12500v502h3711v-2302h1989" svg:viewBox="0 0 5701 2303">
          <text:p text:style-name="P4"><text:span text:style-name="T1">config-mapproxy.wsgi</text:span></text:p>
        </draw:connector>
        <draw:custom-shape draw:style-name="gr9" draw:text-style-name="P6" xml:id="id3" draw:id="id3" draw:layer="layout" svg:width="1.9cm" svg:height="1.5cm" svg:x="19.9cm" svg:y="8.6cm">
          <text:p text:style-name="P6"><text:span text:style-name="T2">HTTP</text:span><text:span text:style-name="T2"><text:line-break/></text:span><text:span text:style-name="T2">CLIE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6" xml:id="id5" draw:id="id5" draw:layer="layout" svg:width="1.9cm" svg:height="1.5cm" svg:x="19.9cm" svg:y="10.4cm">
          <text:p text:style-name="P6"><text:span text:style-name="T2">SSH</text:span><text:span text:style-name="T2"><text:line-break/></text:span><text:span text:style-name="T2">CLIE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1" draw:layer="layout" svg:x1="19.9cm" svg:y1="11.15cm" svg:x2="16.1cm" svg:y2="11.95cm" draw:start-shape="id5" draw:start-glue-point="5" draw:end-shape="id6" svg:d="M19900 11150h-1900v800h-1900" svg:viewBox="0 0 3801 801">
          <text:p/>
        </draw:connector>
        <draw:custom-shape draw:style-name="gr10" draw:text-style-name="P1" xml:id="id2" draw:id="id2" draw:layer="layout" svg:width="4.6cm" svg:height="1.7cm" svg:x="19cm" svg:y="14cm">
          <text:p text:style-name="P1">Conf<text:line-break/>./provision/conf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5.8cm" svg:y1="12.5cm" svg:x2="19cm" svg:y2="14.85cm" draw:start-shape="id4" draw:start-glue-point="7" draw:end-shape="id2" draw:end-glue-point="3" svg:d="M5800 12500v2350h13200" svg:viewBox="0 0 13201 2351">
          <text:p text:style-name="P1">Sync Folder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NewPSMT" svg:font-family="CourierNewPSMT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POMMEREAU</meta:initial-creator>
    <meta:creation-date>2016-12-15T08:01:37.022769000</meta:creation-date>
    <dc:date>2016-12-15T08:19:21.449700000</dc:date>
    <dc:creator>Eric POMMEREAU</dc:creator>
    <meta:editing-duration>PT1M31S</meta:editing-duration>
    <meta:editing-cycles>2</meta:editing-cycles>
    <meta:generator>LibreOffice/5.1.6.2$MacOSX_X86_64 LibreOffice_project/07ac168c60a517dba0f0d7bc7540f5afa45f0909</meta:generator>
    <meta:document-statistic meta:object-count="15"/>
  </office:meta>
</office:document-meta>
</file>